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solid" draw:fill-color="#800000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draw:auto-grow-height="true" fo:min-height="12.17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center"/>
      <style:text-properties fo:font-size="16pt" fo:text-shadow="1pt 1pt" style:font-size-asian="16pt" style:font-size-complex="16pt"/>
    </style:style>
    <style:style style:name="P3" style:family="paragraph">
      <style:paragraph-properties fo:margin-left="0cm" fo:margin-right="0cm" fo:line-height="150%" fo:text-indent="1.27cm"/>
      <style:text-properties fo:font-size="22pt" fo:text-shadow="1pt 1pt" style:font-size-asian="22pt" style:font-size-complex="22pt"/>
    </style:style>
    <style:style style:name="P4" style:family="paragraph">
      <style:text-properties fo:font-size="22pt" fo:text-shadow="1pt 1pt" style:font-size-asian="22pt" style:font-size-complex="22pt"/>
    </style:style>
    <style:style style:name="P5" style:family="paragraph">
      <style:paragraph-properties fo:margin-left="0cm" fo:margin-right="0cm" fo:line-height="150%" fo:text-align="justify" fo:text-indent="1.27cm"/>
    </style:style>
    <style:style style:name="P6" style:family="paragraph"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margin-left="0cm" fo:margin-right="0cm" fo:line-height="150%" fo:text-align="justify" fo:text-indent="1.27cm"/>
      <style:text-properties fo:font-size="16pt" fo:text-shadow="1pt 1pt" style:font-size-asian="16pt" style:font-size-complex="16pt"/>
    </style:style>
    <style:style style:name="P9" style:family="paragraph">
      <style:text-properties fo:font-size="16pt" fo:text-shadow="1pt 1pt" style:font-size-asian="16pt" style:font-size-complex="16pt"/>
    </style:style>
    <style:style style:name="P10" style:family="paragraph">
      <style:paragraph-properties fo:margin-left="0cm" fo:margin-right="0cm" fo:line-height="150%" fo:text-align="justify" fo:text-indent="1.27cm"/>
      <style:text-properties fo:font-size="16pt" style:font-size-asian="16pt" style:font-size-complex="16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text-shadow="1pt 1pt"/>
    </style:style>
    <style:style style:name="P13" style:family="paragraph">
      <style:text-properties fo:font-size="24pt" fo:text-shadow="1pt 1pt" style:font-size-asian="24pt" style:font-size-complex="24pt"/>
    </style:style>
    <style:style style:name="T1" style:family="text">
      <style:text-properties style:use-window-font-color="true" style:text-outline="false" style:text-line-through-style="none" fo:font-size="16pt" fo:font-style="normal" fo:text-shadow="1pt 1pt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size="22pt" fo:font-style="normal" fo:text-shadow="1pt 1pt" style:text-underline-style="none" fo:font-weight="normal" style:letter-kerning="true" style:font-family-asian="'WenQuanYi Micro Hei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size="14pt" fo:text-shadow="none" style:text-underline-style="none" fo:font-weight="normal" style:letter-kerning="true" style:font-family-asian="'WenQuanYi Micro Hei'" style:font-family-generic-asian="system" style:font-pitch-asian="variable" style:font-size-asian="14pt" style:font-weight-asian="normal" style:font-family-complex="'Lohit Hindi'" style:font-family-generic-complex="system" style:font-pitch-complex="variable" style:font-size-complex="14pt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ize="14pt" fo:font-style="italic" fo:text-shadow="none" style:text-underline-style="none" fo:font-weight="normal" style:letter-kerning="true" style:font-family-asian="'WenQuanYi Micro Hei'" style:font-family-generic-asian="system" style:font-pitch-asian="variable" style:font-size-asian="14pt" style:font-style-asian="italic" style:font-weight-asian="normal" style:font-family-complex="'Lohit Hindi'" style:font-family-generic-complex="system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size="1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text-shadow="1pt 1pt"/>
    </style:style>
    <style:style style:name="T10" style:family="text">
      <style:text-properties style:text-underline-style="none"/>
    </style:style>
    <style:style style:name="T11" style:family="text">
      <style:text-properties fo:font-size="24pt" fo:text-shadow="1pt 1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9cm" svg:height="12.178cm" svg:x="1.4cm" svg:y="4.914cm" presentation:class="subtitle">
          <draw:text-box>
            <text:p text:style-name="P1"><text:span text:style-name="T1">Studying miRNA/mRNA co-expression profiles in mesenchymal stem cells by Artificial Neural Networks based analysis of RNA-Seq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Investigation of the complex molecular networks of disease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p text:style-name="P5"><text:span text:style-name="T3"/></text:p>
            <text:p text:style-name="P5"><text:span text:style-name="T3"/></text:p>
          </draw:text-box>
        </draw:frame>
        <draw:custom-shape draw:style-name="gr2" draw:text-style-name="P6" draw:layer="layout" svg:width="1.016cm" svg:height="1.016cm" svg:x="19.81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016cm" svg:height="1.016cm" svg:x="19.066cm" svg:y="10.41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6" xml:id="id1" draw:id="id1" draw:layer="layout" svg:width="1.016cm" svg:height="1.016cm" svg:x="16.51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4" draw:id="id4" draw:layer="layout" svg:width="1.524cm" svg:height="1.524cm" svg:x="16.256cm" svg:y="9.39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olyline draw:style-name="gr4" draw:text-style-name="P6" xml:id="id3" draw:id="id3" draw:layer="layout" svg:width="0.507cm" svg:height="2.793cm" svg:x="19.558cm" svg:y="7.62cm" svg:viewBox="0 0 508 2794" draw:points="508,0 0,2794">
          <text:p/>
        </draw:polyline>
        <draw:connector draw:style-name="gr4" draw:text-style-name="P6" xml:id="id15" draw:id="id15" draw:layer="layout" draw:type="line" svg:x1="17.018cm" svg:y1="7.62cm" svg:x2="19.214cm" svg:y2="10.562cm" draw:start-shape="id1" draw:start-glue-point="8" draw:end-shape="id2" draw:end-glue-point="5" svg:d="m17018 7620 2196 2942">
          <text:p/>
        </draw:connector>
        <draw:connector draw:style-name="gr4" draw:text-style-name="P6" xml:id="id16" draw:id="id16" draw:layer="layout" draw:type="line" svg:x1="19.812cm" svg:y1="7.62cm" svg:x2="17.018cm" svg:y2="9.398cm" draw:start-shape="id3" draw:start-glue-point="0" draw:end-shape="id4" draw:end-glue-point="4" svg:d="m19812 7620-2794 1778">
          <text:p/>
        </draw:connector>
        <draw:custom-shape draw:style-name="gr3" draw:text-style-name="P6" xml:id="id5" draw:id="id5" draw:layer="layout" svg:width="1.27cm" svg:height="1.27cm" svg:x="13.462cm" svg:y="10.1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" draw:text-style-name="P6" xml:id="id17" draw:id="id17" draw:layer="layout" draw:type="line" svg:x1="16.658cm" svg:y1="7.472cm" svg:x2="14.546cm" svg:y2="10.346cm" draw:start-shape="id1" draw:start-glue-point="7" draw:end-shape="id5" draw:end-glue-point="11" svg:d="m16658 7472-2112 2874">
          <text:p/>
        </draw:connector>
        <draw:custom-shape draw:style-name="gr3" draw:text-style-name="P6" xml:id="id6" draw:id="id6" draw:layer="layout" svg:width="1.27cm" svg:height="1.27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8" draw:id="id8" draw:layer="layout" svg:width="1.016cm" svg:height="1.016cm" svg:x="10.668cm" svg:y="10.41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6" xml:id="id7" draw:id="id7" draw:layer="layout" svg:width="1.016cm" svg:height="1.016cm" svg:x="8.636cm" svg:y="8.6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6" xml:id="id9" draw:id="id9" draw:layer="layout" svg:width="1.27cm" svg:height="1.27cm" svg:x="7.874cm" svg:y="11.17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6" draw:layer="layout" svg:width="1.016cm" svg:height="1.016cm" svg:x="10.414cm" svg:y="13.46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" draw:text-style-name="P6" xml:id="id18" draw:id="id18" draw:layer="layout" draw:type="line" svg:x1="10.668cm" svg:y1="6.985cm" svg:x2="9.504cm" svg:y2="8.784cm" draw:start-shape="id6" draw:start-glue-point="6" draw:end-shape="id7" draw:end-glue-point="11" svg:d="m10668 6985-1164 1799">
          <text:p/>
        </draw:connector>
        <draw:connector draw:style-name="gr5" draw:text-style-name="P6" xml:id="id19" draw:id="id19" draw:layer="layout" draw:type="line" svg:x1="11.303cm" svg:y1="7.62cm" svg:x2="11.176cm" svg:y2="10.414cm" draw:start-shape="id6" draw:start-glue-point="8" draw:end-shape="id8" draw:end-glue-point="4" svg:d="m11303 7620-127 2794">
          <text:p/>
        </draw:connector>
        <draw:connector draw:style-name="gr5" draw:text-style-name="P6" xml:id="id20" draw:id="id20" draw:layer="layout" draw:type="line" svg:x1="10.854cm" svg:y1="7.434cm" svg:x2="8.958cm" svg:y2="11.362cm" draw:start-shape="id6" draw:start-glue-point="7" draw:end-shape="id9" draw:end-glue-point="11" svg:d="m10854 7434-1896 3928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3" smil:attributeName="visibility" smil:to="visible"/>
                  <anim:transitionFilter smil:dur="2s" smil:targetElement="id3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0" smil:attributeName="visibility" smil:to="visible"/>
                  <anim:transitionFilter smil:dur="2s" smil:targetElement="id2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ich we will find?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draw:custom-shape draw:style-name="gr3" draw:text-style-name="P6" xml:id="id14" draw:id="id14" draw:layer="layout" svg:width="1.778cm" svg:height="1.778cm" svg:x="13.462cm" svg:y="7.11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6" xml:id="id12" draw:id="id12" draw:layer="layout" svg:width="1.778cm" svg:height="1.778cm" svg:x="17.78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6" draw:layer="layout" svg:width="1.778cm" svg:height="1.778cm" svg:x="14.732cm" svg:y="13.9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6" xml:id="id11" draw:id="id11" draw:layer="layout" svg:width="1.778cm" svg:height="1.778cm" svg:x="11.684cm" svg:y="12.95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6" xml:id="id10" draw:id="id10" draw:layer="layout" svg:width="1.778cm" svg:height="1.778cm" svg:x="8.382cm" svg:y="9.90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6" draw:layer="layout" svg:width="1.778cm" svg:height="1.778cm" svg:x="9.144cm" svg:y="14.22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6" xml:id="id13" draw:id="id13" draw:layer="layout" svg:width="1.778cm" svg:height="1.778cm" svg:x="18.542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6" draw:text-style-name="P6" xml:id="id21" draw:id="id21" draw:layer="layout" draw:type="curve" svg:x1="9.271cm" svg:y1="11.684cm" svg:x2="11.684cm" svg:y2="13.843cm" draw:start-shape="id10" draw:start-glue-point="8" draw:end-shape="id11" draw:end-glue-point="6" svg:d="m9271 11684c0 1440 804 2159 2413 2159">
          <text:p/>
        </draw:connector>
        <draw:connector draw:style-name="gr6" draw:text-style-name="P6" xml:id="id22" draw:id="id22" draw:layer="layout" draw:type="curve" svg:x1="13.202cm" svg:y1="13.214cm" svg:x2="18.04cm" svg:y2="12.452cm" draw:start-shape="id11" draw:start-glue-point="11" draw:end-shape="id12" draw:end-glue-point="5" svg:d="m13202 13214c3630 0 1211-762 4838-762">
          <text:p/>
        </draw:connector>
        <draw:connector draw:style-name="gr6" draw:text-style-name="P6" xml:id="id23" draw:id="id23" draw:layer="layout" draw:type="curve" svg:x1="18.669cm" svg:y1="12.192cm" svg:x2="18.542cm" svg:y2="8.001cm" draw:start-shape="id12" draw:start-glue-point="4" draw:end-shape="id13" draw:end-glue-point="6" svg:d="m18669 12192c0-2475-314-2062-534-2491s-344-1700 407-1700">
          <text:p/>
        </draw:connector>
        <draw:connector draw:style-name="gr5" draw:text-style-name="P6" draw:layer="layout" draw:type="line" svg:x1="13.722cm" svg:y1="8.63cm" svg:x2="10.16cm" svg:y2="10.795cm" draw:start-shape="id14" draw:start-glue-point="7" draw:end-shape="id10" draw:end-glue-point="10" svg:d="m13722 8630-3562 2165">
          <text:p/>
        </draw:connector>
        <draw:connector draw:style-name="gr5" draw:text-style-name="P6" draw:layer="layout" draw:type="line" svg:x1="14.351cm" svg:y1="8.89cm" svg:x2="12.573cm" svg:y2="12.954cm" draw:start-shape="id14" draw:start-glue-point="8" draw:end-shape="id11" draw:end-glue-point="4" svg:d="m14351 8890-1778 4064">
          <text:p/>
        </draw:connector>
        <draw:connector draw:style-name="gr5" draw:text-style-name="P6" draw:layer="layout" draw:type="line" svg:x1="14.98cm" svg:y1="8.63cm" svg:x2="18.802cm" svg:y2="8.63cm" draw:start-shape="id14" draw:start-glue-point="9" draw:end-shape="id13" draw:end-glue-point="7" svg:d="m14980 8630h382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aim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Genetic and epigenetic disease factor investigation</text:p>
              </text:list-item>
              <text:list-item>
                <text:p>Development of biomarker signature</text:p>
              </text:list-item>
              <text:list-item>
                <text:p>Evaluation of treatment strategy or disease resto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terature</text:p>
          </draw:text-box>
        </draw:frame>
        <draw:frame presentation:style-name="pr4" draw:text-style-name="P7" draw:layer="layout" svg:width="24.639cm" svg:height="12.178cm" svg:x="1.777cm" svg:y="5.186cm" presentation:class="outline" presentation:user-transformed="true">
          <draw:text-box>
            <text:p text:style-name="P5"><text:span text:style-name="T4">Artificial Neural Networks such as self-organizing map and Boltzman machine were used for detection of miRNA genes and predicting miRNA targets (Wirth </text:span><text:span text:style-name="T5">et al.</text:span><text:span text:style-name="T4">, 2014 and Gomez </text:span><text:span text:style-name="T5">et al.</text:span><text:span text:style-name="T4">, 2014 f MC Dermot </text:span><text:span text:style-name="T5">et al.</text:span><text:span text:style-name="T4">, 2014. </text:span></text:p>
            <text:p text:style-name="P5"><text:span text:style-name="T4">Dong </text:span><text:span text:style-name="T5">et al.,</text:span><text:span text:style-name="T6"> 2010</text:span><text:span text:style-name="T7"> reconstructed miRNA/mRNA co-expression network for glioblastoma to uncover the regulatory relationships between miRNAs and mRNAs. Those network reconstructions of each miRNA, mRNA and their co-expression based on miRNA and mRNA expression datasets unraveled the mechanism of disease initiation and pathoge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1">RNA-Seq data analysis pipeline for the detection of mRNA/miRNA interactions</text:span></text:p>
          </draw:text-box>
        </draw:frame>
        <draw:frame presentation:style-name="pr4" draw:text-style-name="P11" draw:layer="layout" svg:width="24.639cm" svg:height="12.178cm" svg:x="1.4cm" svg:y="4.914cm" presentation:class="outline" presentation:user-transformed="true">
          <draw:text-box>
            <text:p text:style-name="P10"><text:span text:style-name="T8"/></text:p>
            <text:p text:style-name="P10"><text:span text:style-name="T8"/></text:p>
            <text:p text:style-name="P10"><text:span text:style-name="T8">primary analysis of RNA-Seq data</text:span></text:p>
            <text:p text:style-name="P10"><text:span text:style-name="T8">ANN based on Boltzman machine for co-expression profiling of miRNA/mRN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 text:style-name="P12"><text:span text:style-name="T9">Dataset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White blood cells after MSCs transplantation</text:p>
                <text:p>MSCs drawback:</text:p>
              </text:list-item>
              <text:list-item>
                <text:p>Unequal response of patients to restoration</text:p>
              </text:list-item>
              <text:list-item>
                <text:p><text:span text:style-name="T10">Unknown function of MSCs (age of donor)</text:span></text:p>
              </text:list-item>
              <text:list-item>
                <text:p>Biosafty</text:p>
              </text:list-item>
            </text:list>
          </draw:text-box>
        </draw:frame>
        <draw:custom-shape draw:style-name="gr3" draw:text-style-name="P6" xml:id="id24" draw:id="id24" draw:layer="layout" svg:width="23.114cm" svg:height="2.032cm" svg:x="1.778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4" smil:attributeName="visibility" smil:to="visible"/>
                  <anim:transitionFilter smil:dur="2s" smil:targetElement="id24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13"><text:span text:style-name="T11">Cell senescence abrogates the immunomodulatory therapeutic potential of human mesenchymal stem cell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Gama irradiation</text:p>
              </text:list-item>
              <text:list-item>
                <text:p>Untreated 2</text:p>
              </text:list-item>
              <text:list-item>
                <text:p>Senescent hMSCs 2</text:p>
              </text:list-item>
              <text:list-item>
                <text:p>Clinical samples of GVHD hMSCs</text:p>
              </text:list-item>
              <text:list-item>
                <text:p>G1: group involved in therapeutic response 3</text:p>
              </text:list-item>
              <text:list-item>
                <text:p>G2: group did not elicit any therapeutic effect 5</text:p>
              </text:list-item>
              <text:list-item>
                <text:p/>
              </text:list-item>
            </text:list>
          </draw:text-box>
        </draw:frame>
        <draw:custom-shape draw:style-name="gr3" draw:text-style-name="P6" draw:layer="layout" svg:width="0.001cm" svg:height="0.254cm" svg:x="10.16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end" style:text-autospace="none" style:writing-mode="rl-tb"/>
      <style:text-properties style:use-window-font-color="true" fo:font-family="Calibri" style:font-family-generic="roman" style:font-pitch="variable" fo:font-size="11pt" fo:language="en" fo:country="US" style:letter-kerning="true" style:font-size-asian="11pt" style:language-asian="fa" style:country-asian="IR" style:font-family-complex="'WenQuanYi Micro Hei'" style:font-pitch-complex="variabl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text-align="end" style:text-autospace="none" style:writing-mode="rl-tb"/>
      <style:text-properties style:use-window-font-color="true" style:font-family-asian="'Lohit Hindi'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use-window-font-color="true"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text-align="end" style:text-autospace="none" style:writing-mode="rl-tb"/>
      <style:text-properties style:use-window-font-color="true"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25T22:52:50</meta:creation-date>
    <dc:date>2015-07-27T10:56:57</dc:date>
    <meta:editing-duration>PT16M8S</meta:editing-duration>
    <meta:editing-cycles>3</meta:editing-cycles>
    <meta:generator>LibreOffice/3.5$Linux_x86 LibreOffice_project/350m1$Build-202</meta:generator>
    <meta:document-statistic meta:object-count="84"/>
  </office:meta>
</office:document-meta>
</file>